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style:font-name-asian="Courier New"/>
    </style:style>
    <style:style style:name="P2" style:family="paragraph" style:parent-style-name="Text_20_body">
      <style:text-properties style:font-name="Courier New" style:font-name-asian="Courier New"/>
    </style:style>
    <style:style style:name="P3" style:family="paragraph" style:parent-style-name="Text_20_body">
      <style:text-properties style:font-name="Courier New" style:font-name-asian="Courier New" style:language-asian="zh" style:country-asian="C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某些场合下，采用面向对象的确是比较好的方案。比如 UI 框架，又比如 3d 渲染引擎中的场景管理。C 语言对面向对象编程并没有原生支持，但没有原生支持并不等于不适合用 C 写面向对象程序。反而，我们对具体实现方式有更多的选择。</text:p>
      <text:p text:style-name="P2">大部分用 C 写面向对象程序的程序员受 C++ 影响颇深。企图用宏模拟出一个常见 C++ 编译器已经实现的对象模型。于我愚见，这并不是一个好的方向。C++ 的对象模型，本质上是为了追求实现层的性能，并直接体现出来。就有如在 C++ 中被滥用的 inline ，的确有效，却破坏了分离原则。C++ 的继承是过紧的耦合。</text:p>
      <text:p text:style-name="P3">我所理解的面向对象，是<text:span text:style-name="T1">让不同的数据元有共同的操作方式，适合成组的处理，根据操作方式不同，我们会对数据元做不同的分组。</text:span><text:span text:style-name="T2">一个数据可能出现在这个组里，也可以出现在那个组里，这取决于你从不同的方面提取的共性。这些可供统一操作的共性称之为接口，</text:span><text:span text:style-name="T1">接口在C中，表现为一组函数指针的组合，放在C++中，就是虚表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17M19S</meta:editing-duration>
    <meta:editing-cycles>4</meta:editing-cycles>
    <meta:generator>OpenOffice.org/3.2$Win32 OpenOffice.org_project/320m12$Build-9483</meta:generator>
    <dc:date>2010-03-16T09:22:07.50</dc:date>
    <dc:creator>coanor </dc:creator>
    <meta:document-statistic meta:table-count="0" meta:image-count="0" meta:object-count="0" meta:page-count="1" meta:paragraph-count="3" meta:word-count="103" meta:character-count="419"/>
    <meta:user-defined meta:name="Info 1"/>
    <meta:user-defined meta:name="Info 2"/>
    <meta:user-defined meta:name="Info 3"/>
    <meta:user-defined meta:name="Info 4"/>
  </office:meta>
</office:document-meta>
</file>